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6.188cm"/>
    </style:style>
    <style:style style:name="co8" style:family="table-column">
      <style:table-column-properties fo:break-before="auto" style:column-width="5.826cm"/>
    </style:style>
    <style:style style:name="co9" style:family="table-column">
      <style:table-column-properties fo:break-before="auto" style:column-width="8.24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4.948cm" fo:break-before="auto" style:use-optimal-row-height="false"/>
    </style:style>
    <style:style style:name="ro5" style:family="table-row">
      <style:table-row-properties style:row-height="4.133cm" fo:break-before="auto" style:use-optimal-row-height="false"/>
    </style:style>
    <style:style style:name="ro6" style:family="table-row">
      <style:table-row-properties style:row-height="3.948cm" fo:break-before="auto" style:use-optimal-row-height="false"/>
    </style:style>
    <style:style style:name="ro7" style:family="table-row">
      <style:table-row-properties style:row-height="2.526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3.501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448cm" fo:break-before="auto" style:use-optimal-row-height="fals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3.369cm" fo:break-before="auto" style:use-optimal-row-height="false"/>
    </style:style>
    <style:style style:name="ro15" style:family="table-row">
      <style:table-row-properties style:row-height="1.842cm" fo:break-before="auto" style:use-optimal-row-height="false"/>
    </style:style>
    <style:style style:name="ro16" style:family="table-row">
      <style:table-row-properties style:row-height="4.263cm" fo:break-before="auto" style:use-optimal-row-height="false"/>
    </style:style>
    <style:style style:name="ro17" style:family="table-row">
      <style:table-row-properties style:row-height="3.844cm" fo:break-before="auto" style:use-optimal-row-height="false"/>
    </style:style>
    <style:style style:name="ro18" style:family="table-row">
      <style:table-row-properties style:row-height="3.184cm" fo:break-before="auto" style:use-optimal-row-height="false"/>
    </style:style>
    <style:style style:name="ro19" style:family="table-row">
      <style:table-row-properties style:row-height="4.159cm" fo:break-before="auto" style:use-optimal-row-height="false"/>
    </style:style>
    <style:style style:name="ro20" style:family="table-row">
      <style:table-row-properties style:row-height="2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7" table:default-cell-style-name="ce1"/>
        <table:table-row table:style-name="ro2">
          <table:table-cell office:value-type="string">
            <text:p>Fichier JS</text:p>
          </table:table-cell>
          <table:table-cell office:value-type="string">
            <text:p>Lignes de code testées</text:p>
          </table:table-cell>
          <table:table-cell office:value-type="string">
            <text:p>Fonction testée</text:p>
          </table:table-cell>
          <table:table-cell office:value-type="string">
            <text:p>Résultat attendu</text:p>
          </table:table-cell>
          <table:table-cell office:value-type="string">
            <text:p>Comment vérifier le résultat attendu</text:p>
          </table:table-cell>
          <table:table-cell office:value-type="string">
            <text:p>Problèmes possible</text:p>
          </table:table-cell>
          <table:table-cell table:number-columns-repeated="1018"/>
        </table:table-row>
        <table:table-row table:style-name="ro3">
          <table:table-cell office:value-type="string">
            <text:p>function.js</text:p>
          </table:table-cell>
          <table:table-cell office:value-type="string">
            <text:p>9 – 23</text:p>
          </table:table-cell>
          <table:table-cell office:value-type="string">
            <text:p>setGeneral()</text:p>
          </table:table-cell>
          <table:table-cell office:value-type="string">
            <text:p>Paramètres : </text:p>
            <text:p>- container : div recevant la camera.</text:p>
            <text:p>- camElement : info camera reçu depuis back-end.</text:p>
            <text:p>- selector : classe présente dans le HTML</text:p>
            <text:p/>
            <text:p>Ajoute chaque élément composant la camera dans son container. </text:p>
            <text:p/>
            <text:p>Valeur de retour : <text:s/>rien</text:p>
            <text:p/>
          </table:table-cell>
          <table:table-cell office:value-type="string">
            <text:p>Appel la fonction setGeneral avec les bons paramètres et vérifier à l'aide du console.log que toutes les données correspondent bien à la demande et au produit</text:p>
          </table:table-cell>
          <table:table-cell office:value-type="string">
            <text:p>L'objet json doit être correctement formé sinon erreur JS.</text:p>
          </table:table-cell>
          <table:table-cell table:number-columns-repeated="1018"/>
        </table:table-row>
        <table:table-row table:style-name="ro5">
          <table:table-cell office:value-type="string">
            <text:p>function.js</text:p>
          </table:table-cell>
          <table:table-cell office:value-type="string">
            <text:p>28 – 45</text:p>
          </table:table-cell>
          <table:table-cell office:value-type="string">
            <text:p>displayProducts()</text:p>
          </table:table-cell>
          <table:table-cell office:value-type="string">
            <text:p>Paramètres : </text:p>
            <text:p>- product : data correspondant a reponse.json.</text:p>
            <text:p>- id_container : Id d'affichage dans le HTML.</text:p>
            <text:p/>
            <text:p>Clone le template.</text:p>
            <text:p>L’intègre par rapport a l'id_container.</text:p>
            <text:p>Le fait apparaître.</text:p>
            <text:p/>
          </table:table-cell>
          <table:table-cell office:value-type="string">
            <text:p>Observer sur le site si les cards sont correctement remplies par rapport aux datas qui sont console.log auparavant</text:p>
          </table:table-cell>
          <table:table-cell office:value-type="string">
            <text:p>Si l'identifiant n'existe pas depuis le HTML la fonction ne le trouvera pas.</text:p>
          </table:table-cell>
          <table:table-cell table:number-columns-repeated="1018"/>
        </table:table-row>
        <table:table-row table:style-name="ro6">
          <table:table-cell office:value-type="string">
            <text:p>function.js</text:p>
          </table:table-cell>
          <table:table-cell office:value-type="string">
            <text:p>48 – 58</text:p>
          </table:table-cell>
          <table:table-cell office:value-type="string">
            <text:p>getAllData()</text:p>
          </table:table-cell>
          <table:table-cell office:value-type="string">
            <text:p>Paramètre : </text:p>
            <text:p>- placement : tableau contenant les id et les selector pour chaque produits.</text:p>
            <text:p/>
            <text:p>Fait une boucle forEach pour chaque élément de placement.</text:p>
            <text:p>Fait appel a displayProducts.</text:p>
          </table:table-cell>
          <table:table-cell office:value-type="string">
            <text:p>Observer sur le site si les cards sont correctement remplies par rapport aux datas qui sont console.log auparavant</text:p>
          </table:table-cell>
          <table:table-cell office:value-type="string">
            <text:p><text:s/>getAllData doit être correctement formé sinon erreur.</text:p>
          </table:table-cell>
          <table:table-cell office:value-type="string">
            <text:p/>
            <text:p/>
          </table:table-cell>
          <table:table-cell table:number-columns-repeated="1017"/>
        </table:table-row>
        <table:table-row table:style-name="ro7">
          <table:table-cell office:value-type="string">
            <text:p>index.js</text:p>
          </table:table-cell>
          <table:table-cell office:value-type="string">
            <text:p>32 – 36</text:p>
          </table:table-cell>
          <table:table-cell office:value-type="string">
            <text:p>getData()</text:p>
          </table:table-cell>
          <table:table-cell office:value-type="string">
            <text:p>Paramètre : </text:p>
            <text:p>- parameter : id spécifique a un produit.</text:p>
            <text:p/>
            <text:p>Récupere l'ID pour en faire une URL suivant le produit.</text:p>
          </table:table-cell>
          <table:table-cell office:value-type="string">
            <text:p>En observant le site et ainsi qu'en faisant un console.log</text:p>
          </table:table-cell>
          <table:table-cell office:value-type="string">
            <text:p/>
            <text:p>Si l'id est mal récupéré l'URL pourrait être le mauvais.</text:p>
          </table:table-cell>
          <table:table-cell table:number-columns-repeated="1018"/>
        </table:table-row>
        <table:table-row table:style-name="ro8">
          <table:table-cell office:value-type="string">
            <text:p>product.js</text:p>
          </table:table-cell>
          <table:table-cell office:value-type="string">
            <text:p>10 – 53</text:p>
          </table:table-cell>
          <table:table-cell office:value-type="string">
            <text:p>fecth()</text:p>
          </table:table-cell>
          <table:table-cell office:value-type="string">
            <text:p>Paramètre : </text:p>
            <text:p>- urlApiId : Url + id du produit choisi.</text:p>
            <text:p/>
            <text:p>Récupère réponse au format .json.</text:p>
            <text:p>Appel la fonction displayProduct et btn.addEventListener.</text:p>
          </table:table-cell>
          <table:table-cell office:value-type="string">
            <text:p>En réalisant un console.log</text:p>
          </table:table-cell>
          <table:table-cell office:value-type="string">
            <text:p>Si l'url indiqué n'est pas le bon la réponse pourrait ne pas être bonne.</text:p>
          </table:table-cell>
          <table:table-cell table:number-columns-repeated="1018"/>
        </table:table-row>
        <table:table-row table:style-name="ro9">
          <table:table-cell office:value-type="string">
            <text:p>product.js</text:p>
          </table:table-cell>
          <table:table-cell office:value-type="string">
            <text:p>16 – 51</text:p>
          </table:table-cell>
          <table:table-cell office:value-type="string">
            <text:p>btn.addEventListener</text:p>
          </table:table-cell>
          <table:table-cell office:value-type="string">
            <text:p>Au click : </text:p>
            <text:p>- création d'un objet d'info du produit sélectionné.</text:p>
            <text:p>- Vérification si localStorage est défini.</text:p>
            <text:p>- si oui on push l'objet.</text:p>
            <text:p>- si non on crée un tableau et on push l'objet.</text:p>
            <text:p>- renvoie du tableau dans localStorage.</text:p>
            <text:p>- redirection de l'utilisateur.</text:p>
          </table:table-cell>
          <table:table-cell office:value-type="string">
            <text:p>En observant le site et ainsi qu'en consultant le localStorage.</text:p>
          </table:table-cell>
          <table:table-cell office:value-type="string">
            <text:p>Si le tableau est mal rempli l'affichage devrait ne pas être conforme aux demandes </text:p>
          </table:table-cell>
          <table:table-cell table:number-columns-repeated="1018"/>
        </table:table-row>
        <table:table-row table:style-name="ro10">
          <table:table-cell office:value-type="string">
            <text:p>function.js</text:p>
          </table:table-cell>
          <table:table-cell office:value-type="string">
            <text:p>67 – 75</text:p>
          </table:table-cell>
          <table:table-cell office:value-type="string">
            <text:p>lensesOption()</text:p>
          </table:table-cell>
          <table:table-cell office:value-type="string">
            <text:p>Crée un élément option pour chaque élément lenses.</text:p>
          </table:table-cell>
          <table:table-cell office:value-type="string">
            <text:p>En observant le site et ainsi qu'en faisant un console.log</text:p>
          </table:table-cell>
          <table:table-cell office:value-type="string">
            <text:p>Si l’appel des options n'est pas correct, elles pourraient ne pas s’afficher</text:p>
          </table:table-cell>
          <table:table-cell table:number-columns-repeated="1018"/>
        </table:table-row>
        <table:table-row table:style-name="ro11">
          <table:table-cell office:value-type="string">
            <text:p>function.js</text:p>
          </table:table-cell>
          <table:table-cell office:value-type="string">
            <text:p>78 – 93</text:p>
          </table:table-cell>
          <table:table-cell office:value-type="string">
            <text:p>displayProduct()</text:p>
          </table:table-cell>
          <table:table-cell office:value-type="string">
            <text:p>Paramètre : </text:p>
            <text:p>- product : data correspondant a reponse.json.</text:p>
            <text:p/>
            <text:p>Rempli le template suivant id sélectionné.</text:p>
            <text:p>Appelle lensesOption.</text:p>
          </table:table-cell>
          <table:table-cell office:value-type="string">
            <text:p>Observer sur le site si les cards sont correctement remplies par rapport aux datas qui sont console.log auparavant</text:p>
          </table:table-cell>
          <table:table-cell office:value-type="string">
            <text:p>Si l'identifiant n'existe pas depuis le HTML la fonction ne le trouvera pas.</text:p>
          </table:table-cell>
          <table:table-cell table:number-columns-repeated="1018"/>
        </table:table-row>
        <table:table-row table:style-name="ro12">
          <table:table-cell office:value-type="string">
            <text:p>function.js</text:p>
          </table:table-cell>
          <table:table-cell office:value-type="string">
            <text:p>96 – 106</text:p>
          </table:table-cell>
          <table:table-cell office:value-type="string">
            <text:p>meter()</text:p>
          </table:table-cell>
          <table:table-cell office:value-type="string">
            <text:p>Récupération de la valeur indiquée par l'utilisateur.</text:p>
            <text:p><text:s/>Si elle est positive, on la retourne.</text:p>
            <text:p>Sinon elle aura une valeur de 1 par défaut.</text:p>
          </table:table-cell>
          <table:table-cell office:value-type="string">
            <text:p>En réalisant un console.log, ou sur le site s'il y a une alerte lors de la validation elle sera a 1 sinon elle contiendra la valeur demandée par le client</text:p>
          </table:table-cell>
          <table:table-cell office:value-type="string">
            <text:p>Si erreur de syntaxe dans l’écriture de la fonction.</text:p>
          </table:table-cell>
          <table:table-cell table:number-columns-repeated="1018"/>
        </table:table-row>
        <table:table-row table:style-name="ro13">
          <table:table-cell office:value-type="string">
            <text:p>function.js</text:p>
          </table:table-cell>
          <table:table-cell office:value-type="string">
            <text:p>115 – 130</text:p>
          </table:table-cell>
          <table:table-cell office:value-type="string">
            <text:p>listenerCart()</text:p>
          </table:table-cell>
          <table:table-cell office:value-type="string">
            <text:p>Vérification si le panier est vide.</text:p>
            <text:p>Si oui on affiche «panier vide» .</text:p>
            <text:p>Sinon on affiche les articles présents dans le panier.</text:p>
          </table:table-cell>
          <table:table-cell office:value-type="string">
            <text:p>En consultant le localStorage.</text:p>
          </table:table-cell>
          <table:table-cell office:value-type="string">
            <text:p>Si il y a une erreur de display none, certains éléments ne seront pas affichés au bon moment ou l'inverse</text:p>
          </table:table-cell>
          <table:table-cell table:number-columns-repeated="1018"/>
        </table:table-row>
        <table:table-row table:style-name="ro10">
          <table:table-cell office:value-type="string">
            <text:p>function.js</text:p>
          </table:table-cell>
          <table:table-cell office:value-type="string">
            <text:p>133 – 141</text:p>
          </table:table-cell>
          <table:table-cell office:value-type="string">
            <text:p>getBackCamera()</text:p>
          </table:table-cell>
          <table:table-cell office:value-type="string">
            <text:p>Récupérer les datas dans le localStorage.</text:p>
            <text:p>S'il n'est pas défini on crée un tableau, sinon on retourne la valeur.</text:p>
          </table:table-cell>
          <table:table-cell office:value-type="string">
            <text:p>En consultant le localStorage.</text:p>
          </table:table-cell>
          <table:table-cell office:value-type="string">
            <text:p>Si le localStorage n'est pas pris en compte cela créera des erreurs par la suite (page shop)</text:p>
          </table:table-cell>
          <table:table-cell office:value-type="string">
            <text:p/>
            <text:p/>
          </table:table-cell>
          <table:table-cell table:number-columns-repeated="1017"/>
        </table:table-row>
        <table:table-row table:style-name="ro14">
          <table:table-cell office:value-type="string">
            <text:p>function.js</text:p>
          </table:table-cell>
          <table:table-cell office:value-type="string">
            <text:p>147 – 179</text:p>
          </table:table-cell>
          <table:table-cell office:value-type="string">
            <text:p>displayCart()</text:p>
          </table:table-cell>
          <table:table-cell office:value-type="string">
            <text:p>Paramètres : </text:p>
            <text:p>- cam : produits dans localStorage</text:p>
            <text:p>- index : emplacement dans le local Storage</text:p>
            <text:p/>
            <text:p>Clone le template.</text:p>
            <text:p>L’intègre par rapport a l'id_container.</text:p>
            <text:p>Le fait apparaître.</text:p>
          </table:table-cell>
          <table:table-cell office:value-type="string">
            <text:p>En observant le site et ainsi qu'en faisant un console.log</text:p>
          </table:table-cell>
          <table:table-cell office:value-type="string">
            <text:p>Si l'identifiant n'existe pas depuis le HTML la fonction ne le trouvera pas.</text:p>
          </table:table-cell>
          <table:table-cell table:number-columns-repeated="1018"/>
        </table:table-row>
        <table:table-row table:style-name="ro15">
          <table:table-cell office:value-type="string">
            <text:p>function.js</text:p>
          </table:table-cell>
          <table:table-cell office:value-type="string">
            <text:p>167 – 177</text:p>
          </table:table-cell>
          <table:table-cell office:value-type="string">
            <text:p>btnDelete.addEventListener()</text:p>
          </table:table-cell>
          <table:table-cell office:value-type="string">
            <text:p>Au click : </text:p>
            <text:p>- Demande s'il faut ou non supprimer le produit.</text:p>
            <text:p>- Si oui, appelle la fonction deleteCamera.</text:p>
          </table:table-cell>
          <table:table-cell office:value-type="string">
            <text:p>En observant le site et ainsi qu'en faisant un console.log</text:p>
          </table:table-cell>
          <table:table-cell office:value-type="string">
            <text:p>Si il y a une erreur de syntaxe dans la fonction le bouton pourrait ne pas supprimer les produits</text:p>
          </table:table-cell>
          <table:table-cell table:number-columns-repeated="1018"/>
        </table:table-row>
        <table:table-row table:style-name="ro13">
          <table:table-cell office:value-type="string">
            <text:p>function.js</text:p>
          </table:table-cell>
          <table:table-cell office:value-type="string">
            <text:p>182 – 190</text:p>
          </table:table-cell>
          <table:table-cell office:value-type="string">
            <text:p>displayCamera()</text:p>
          </table:table-cell>
          <table:table-cell office:value-type="string">
            <text:p>Crée un tableau avec deux paramètres.</text:p>
            <text:p>Présente les produits en appelant displayCart.</text:p>
          </table:table-cell>
          <table:table-cell office:value-type="string">
            <text:p>En observant le site et ainsi qu'en faisant un console.log</text:p>
          </table:table-cell>
          <table:table-cell office:value-type="string">
            <text:p>Si les id ne sont pas les bons les produit ne s'afficheront pas correctement.</text:p>
            <text:p/>
          </table:table-cell>
          <table:table-cell office:value-type="string">
            <text:p/>
            <text:p/>
          </table:table-cell>
          <table:table-cell table:number-columns-repeated="1017"/>
        </table:table-row>
        <table:table-row table:style-name="ro16">
          <table:table-cell office:value-type="string">
            <text:p>function.js</text:p>
          </table:table-cell>
          <table:table-cell office:value-type="string">
            <text:p>193 – 203</text:p>
          </table:table-cell>
          <table:table-cell office:value-type="string">
            <text:p>deleteCamera()</text:p>
          </table:table-cell>
          <table:table-cell office:value-type="string">
            <text:p>Paramètre : </text:p>
            <text:p>- index : Emplacement dans localStorage.</text:p>
            <text:p/>
            <text:p>Supprime le produit.</text:p>
            <text:p>Redéfini le localStorage.</text:p>
            <text:p>Récupère les datas.</text:p>
            <text:p>Appelle les fonctions displayCamera et totalPriceCartMeter.</text:p>
          </table:table-cell>
          <table:table-cell office:value-type="string">
            <text:p>En observant le site et ainsi qu'en consultant le localStorage.</text:p>
          </table:table-cell>
          <table:table-cell office:value-type="string">
            <text:p>Si l'une des étapes n'est pas réalisée les produits pourraient ne pas être supprimés du localStorage et donc du panier.</text:p>
          </table:table-cell>
          <table:table-cell table:number-columns-repeated="1018"/>
        </table:table-row>
        <table:table-row table:style-name="ro17">
          <table:table-cell office:value-type="string">
            <text:p>function.js</text:p>
          </table:table-cell>
          <table:table-cell office:value-type="string">
            <text:p>206 – 225</text:p>
          </table:table-cell>
          <table:table-cell office:value-type="string">
            <text:p>totalPriceCartMeter()</text:p>
          </table:table-cell>
          <table:table-cell office:value-type="string">
            <text:p>Crée un tableau.</text:p>
            <text:p>Envoi les totalPrice dans le tableau via une boucle.</text:p>
            <text:p>Si tableau vide renvoie a la page «panier vide» .</text:p>
            <text:p>Sinon fait la somme de tout les totalPrice du tableau.</text:p>
            <text:p>Affichage dans le HTML.</text:p>
            <text:p>Envoie dans le LocalStorage.</text:p>
          </table:table-cell>
          <table:table-cell office:value-type="string">
            <text:p>En observant le site et ainsi qu'en consultant le localStorage.</text:p>
          </table:table-cell>
          <table:table-cell office:value-type="string">
            <text:p>Si une des valeurs est fausse ou erronée les calculs seront faux.</text:p>
          </table:table-cell>
          <table:table-cell table:number-columns-repeated="1018"/>
        </table:table-row>
        <table:table-row table:style-name="ro18">
          <table:table-cell office:value-type="string">
            <text:p>function.js</text:p>
          </table:table-cell>
          <table:table-cell office:value-type="string">
            <text:p>227 – 298</text:p>
          </table:table-cell>
          <table:table-cell office:value-type="string">
            <text:p>formManagement()</text:p>
          </table:table-cell>
          <table:table-cell office:value-type="string">
            <text:p>Vérifie si le formulaire est correctement rempli.</text:p>
            <text:p>Si il est faux renvoie une alerte.</text:p>
            <text:p>Sinon rempli l'objet contact (suivant les infos de l'utilisateur) et products (id camera). </text:p>
            <text:p>Rempli l'objet order avec contact et products.</text:p>
            <text:p>Lance un Fetch 'POST' et un .then.</text:p>
          </table:table-cell>
          <table:table-cell office:value-type="string">
            <text:p>En consultant le localStorage.</text:p>
          </table:table-cell>
          <table:table-cell office:value-type="string">
            <text:p>Si l'une des étapes est erronée elle pourrait ne pas envoyer les informations correctement au serveur et inversement.</text:p>
          </table:table-cell>
          <table:table-cell table:number-columns-repeated="1018"/>
        </table:table-row>
        <table:table-row table:style-name="ro19">
          <table:table-cell office:value-type="string">
            <text:p>function.js</text:p>
          </table:table-cell>
          <table:table-cell office:value-type="string">
            <text:p>268 – 296</text:p>
          </table:table-cell>
          <table:table-cell office:value-type="string">
            <text:p>sendData.then()</text:p>
          </table:table-cell>
          <table:table-cell office:value-type="string">
            <text:p>Traite réponse async de Fetch.</text:p>
            <text:p>Récupère l'id de confirmation.</text:p>
            <text:p>Crée une variable result contenant contact et confirmationId.</text:p>
            <text:p>Vérifie si le localStorage est défini.</text:p>
            <text:p>Si oui envoie result dans localStorage, vide le tableau.</text:p>
            <text:p>Redirige l'utilisateur vers la page confimation.</text:p>
          </table:table-cell>
          <table:table-cell office:value-type="string">
            <text:p>En consultant le localStorage.</text:p>
          </table:table-cell>
          <table:table-cell office:value-type="string">
            <text:p>Si l'une des étapes est erronée elle pourrait ne pas envoyer les informations correctement au serveur et inversement.</text:p>
          </table:table-cell>
          <table:table-cell table:number-columns-repeated="1018"/>
        </table:table-row>
        <table:table-row table:style-name="ro20">
          <table:table-cell office:value-type="string">
            <text:p>function.js</text:p>
          </table:table-cell>
          <table:table-cell office:value-type="string">
            <text:p>307 – 319</text:p>
          </table:table-cell>
          <table:table-cell office:value-type="string">
            <text:p>cameraNumber()</text:p>
          </table:table-cell>
          <table:table-cell office:value-type="string">
            <text:p>Récupère dans le localStorage les quantités dans le panier.</text:p>
            <text:p>Fait la somme de tous les produits du panier.</text:p>
            <text:p>L'affiche dans le HTML.</text:p>
          </table:table-cell>
          <table:table-cell office:value-type="string">
            <text:p>En observant le site et ainsi qu'en consultant le localStorage.</text:p>
          </table:table-cell>
          <table:table-cell office:value-type="string">
            <text:p>Si il y a une erreur dans l'ajout ou dans la suppression d'un produit le compteur pourrait ne pas être à jour.</text:p>
          </table:table-cell>
          <table:table-cell table:number-columns-repeated="1018"/>
        </table:table-row>
        <table:table-row table:style-name="ro20" table:number-rows-repeated="1048555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euille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8">28/05/2021</text:date>, <text:time>17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 Communal</meta:initial-creator>
    <meta:creation-date>2021-05-19T10:57:09.04</meta:creation-date>
    <dc:date>2021-05-28T17:07:16.50</dc:date>
    <dc:creator>Elisa Communal</dc:creator>
    <meta:editing-duration>P1DT13H17M39S</meta:editing-duration>
    <meta:editing-cycles>8</meta:editing-cycles>
    <meta:generator>OpenOffice/4.1.8$Win32 OpenOffice.org_project/418m3$Build-9803</meta:generator>
    <meta:document-statistic meta:table-count="3" meta:cell-count="123" meta:object-count="0"/>
  </office:meta>
</office:document-meta>
</file>